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1c2689" officeooo:paragraph-rsid="001c2689" style:font-size-asian="15.75pt" style:font-size-complex="18pt"/>
    </style:style>
    <style:style style:name="P2" style:family="paragraph" style:parent-style-name="Standard">
      <style:text-properties fo:font-size="12pt" fo:font-weight="bold" officeooo:rsid="001c2689" officeooo:paragraph-rsid="001c2689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c2689" officeooo:paragraph-rsid="001c2689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d2a2e" officeooo:paragraph-rsid="001d2a2e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ca55f" officeooo:paragraph-rsid="001da1f0" style:font-size-asian="12pt" style:font-weight-asian="bold" style:font-size-complex="12pt" style:font-weight-complex="bold"/>
    </style:style>
    <style:style style:name="T1" style:family="text">
      <style:text-properties officeooo:rsid="001c8f1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a1f0" style:font-weight-asian="normal" style:font-weight-complex="normal"/>
    </style:style>
    <style:style style:name="T4" style:family="text">
      <style:text-properties officeooo:rsid="001da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 Schubladen<text:span text:style-name="T2"> – szuflady</text:span></text:p>
      <text:p text:style-name="P2">die Unterlagen<text:span text:style-name="T2"> – dokumenty</text:span></text:p>
      <text:p text:style-name="P2">die Scheren<text:span text:style-name="T2"> – nożyczki</text:span></text:p>
      <text:p text:style-name="P2">die Abteilungen –<text:span text:style-name="T2"> działy (w firmie)</text:span></text:p>
      <text:p text:style-name="P2">die Sachen<text:span text:style-name="T2"> – sprawy, kwestie</text:span></text:p>
      <text:p text:style-name="P2">die Freundinnen<text:span text:style-name="T2"> – przyjaciółki</text:span></text:p>
      <text:p text:style-name="P2">die Firmen<text:span text:style-name="T2"> – firmy</text:span></text:p>
      <text:p text:style-name="P2">die Haftnotizen<text:span text:style-name="T2"> – karteczki post-it (samoprzylepne)</text:span></text:p>
      <text:p text:style-name="P2">die SMS-Nachrichten<text:span text:style-name="T2"> – wiadomości SMS</text:span></text:p>
      <text:p text:style-name="P2">die SMS<text:span text:style-name="T2"> – SMS-y</text:span></text:p>
      <text:p text:style-name="P4">die Hundeleinen<text:span text:style-name="T2"> – smycze</text:span></text:p>
      <text:p text:style-name="P5">die Kollegin<text:span text:style-name="T4">nen</text:span><text:span text:style-name="T3"> – koleżanki z prac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1c2689" officeooo:paragraph-rsid="001c2689" style:font-size-asian="15.75pt" style:font-size-complex="18pt"/>
    </style:style>
    <style:style style:name="MT1" style:family="text">
      <style:text-properties officeooo:rsid="001c8f1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ż<text:span text:style-name="MT1">e</text:span>ski, liczba mno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48:53.064951464</meta:creation-date>
    <dc:date>2019-01-27T18:36:36.521548500</dc:date>
    <meta:editing-duration>PT7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49" meta:character-count="385" meta:non-whitespace-character-count="336"/>
  </office:meta>
</office:document-meta>
</file>